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41cm" fo:margin-top="0cm" fo:margin-bottom="0cm" table:align="center" style:writing-mode="lr-tb"/>
    </style:style>
    <style:style style:name="Таблица1.A" style:family="table-column">
      <style:table-column-properties style:column-width="16.4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Таблица1.A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Таблица2" style:family="table">
      <style:table-properties style:width="16.441cm" fo:margin-top="0cm" fo:margin-bottom="0cm" table:align="center" style:writing-mode="lr-tb"/>
    </style:style>
    <style:style style:name="Таблица2.A" style:family="table-column">
      <style:table-column-properties style:column-width="16.44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Таблица2.A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Таблица3" style:family="table">
      <style:table-properties style:width="16.441cm" fo:margin-top="0cm" fo:margin-bottom="0cm" table:align="center" style:writing-mode="lr-tb"/>
    </style:style>
    <style:style style:name="Таблица3.A" style:family="table-column">
      <style:table-column-properties style:column-width="16.44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Таблица3.A3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Таблица4" style:family="table">
      <style:table-properties style:width="16.693cm" fo:margin-left="-0.191cm" fo:margin-top="0cm" fo:margin-bottom="0cm" table:align="left" style:writing-mode="lr-tb"/>
    </style:style>
    <style:style style:name="Таблица4.A" style:family="table-column">
      <style:table-column-properties style:column-width="3.189cm"/>
    </style:style>
    <style:style style:name="Таблица4.B" style:family="table-column">
      <style:table-column-properties style:column-width="13.503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4.B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Таблица5" style:family="table">
      <style:table-properties style:width="16.692cm" fo:margin-left="0cm" fo:margin-top="0cm" fo:margin-bottom="0cm" table:align="left" style:writing-mode="lr-tb"/>
    </style:style>
    <style:style style:name="Таблица5.A" style:family="table-column">
      <style:table-column-properties style:column-width="8.691cm"/>
    </style:style>
    <style:style style:name="Таблица5.B" style:family="table-column">
      <style:table-column-properties style:column-width="2.999cm"/>
    </style:style>
    <style:style style:name="Таблица5.C" style:family="table-column">
      <style:table-column-properties style:column-width="2.252cm"/>
    </style:style>
    <style:style style:name="Таблица5.D" style:family="table-column">
      <style:table-column-properties style:column-width="2.748cm"/>
    </style:style>
    <style:style style:name="Таблица5.1" style:family="table-row">
      <style:table-row-properties style:min-row-height="0.367cm" fo:keep-together="always"/>
    </style:style>
    <style:style style:name="Таблица5.A1" style:family="table-cell">
      <style:table-cell-properties style:vertical-align="middle" fo:padding-left="0.189cm" fo:padding-right="0.189cm" fo:padding-top="0cm" fo:padding-bottom="0cm" fo:border="0.75pt solid #00000a"/>
    </style:style>
    <style:style style:name="Таблица5.B1" style:family="table-cell">
      <style:table-cell-properties style:vertical-align="middle" fo:padding-left="0.189cm" fo:padding-right="0.189cm" fo:padding-top="0cm" fo:padding-bottom="0cm" fo:border-left="0.75pt solid #00000a" fo:border-right="0.5pt solid #00000a" fo:border-top="0.5pt solid #00000a" fo:border-bottom="0.5pt solid #00000a"/>
    </style:style>
    <style:style style:name="Таблица5.B2" style:family="table-cell">
      <style:table-cell-properties style:vertical-align="middle" fo:padding-left="0.189cm" fo:padding-right="0.189cm" fo:padding-top="0cm" fo:padding-bottom="0cm" fo:border-left="0.75pt solid #00000a" fo:border-right="0.75pt solid #00000a" fo:border-top="0.5pt solid #00000a" fo:border-bottom="0.75pt solid #00000a"/>
    </style:style>
    <style:style style:name="Таблица5.C2" style:family="table-cell">
      <style:table-cell-properties style:vertical-align="middle"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Таблица5.3" style:family="table-row">
      <style:table-row-properties fo:keep-together="always"/>
    </style:style>
    <style:style style:name="Таблица5.4" style:family="table-row">
      <style:table-row-properties fo:keep-together="auto"/>
    </style:style>
    <style:style style:name="Таблица5.A4" style:family="table-cell">
      <style:table-cell-properties fo:padding-left="0.189cm" fo:padding-right="0.189cm" fo:padding-top="0cm" fo:padding-bottom="0cm" fo:border="0.75pt solid #00000a"/>
    </style:style>
    <style:style style:name="Таблица5.5" style:family="table-row">
      <style:table-row-properties fo:keep-together="auto"/>
    </style:style>
    <style:style style:name="Таблица5.A5" style:family="table-cell">
      <style:table-cell-properties fo:padding-left="0.189cm" fo:padding-right="0.189cm" fo:padding-top="0cm" fo:padding-bottom="0cm" fo:border="0.75pt solid #00000a"/>
    </style:style>
    <style:style style:name="Таблица5.6" style:family="table-row">
      <style:table-row-properties fo:keep-together="auto"/>
    </style:style>
    <style:style style:name="Таблица5.A6" style:family="table-cell">
      <style:table-cell-properties fo:padding-left="0.189cm" fo:padding-right="0.189cm" fo:padding-top="0cm" fo:padding-bottom="0cm" fo:border="0.75pt solid #00000a"/>
    </style:style>
    <style:style style:name="Таблица5.7" style:family="table-row">
      <style:table-row-properties fo:keep-together="auto"/>
    </style:style>
    <style:style style:name="Таблица5.A7" style:family="table-cell">
      <style:table-cell-properties fo:padding-left="0.189cm" fo:padding-right="0.189cm" fo:padding-top="0cm" fo:padding-bottom="0cm" fo:border="0.75pt solid #00000a"/>
    </style:style>
    <style:style style:name="Таблица5.8" style:family="table-row">
      <style:table-row-properties fo:keep-together="auto"/>
    </style:style>
    <style:style style:name="Таблица5.A8" style:family="table-cell">
      <style:table-cell-properties fo:padding-left="0.189cm" fo:padding-right="0.189cm" fo:padding-top="0cm" fo:padding-bottom="0cm" fo:border="0.75pt solid #00000a"/>
    </style:style>
    <style:style style:name="Таблица5.9" style:family="table-row">
      <style:table-row-properties fo:keep-together="auto"/>
    </style:style>
    <style:style style:name="Таблица5.A9" style:family="table-cell">
      <style:table-cell-properties fo:padding-left="0.189cm" fo:padding-right="0.189cm" fo:padding-top="0cm" fo:padding-bottom="0cm" fo:border="0.75pt solid #00000a"/>
    </style:style>
    <style:style style:name="Таблица5.10" style:family="table-row">
      <style:table-row-properties style:min-row-height="0.944cm" fo:keep-together="auto"/>
    </style:style>
    <style:style style:name="Таблица5.A10" style:family="table-cell">
      <style:table-cell-properties fo:padding-left="0.189cm" fo:padding-right="0.189cm" fo:padding-top="0cm" fo:padding-bottom="0cm" fo:border="0.75pt solid #00000a"/>
    </style:style>
    <style:style style:name="P1" style:family="paragraph" style:parent-style-name="Standard">
      <style:paragraph-properties fo:text-align="center" style:justify-single-word="false" fo:hyphenation-ladder-count="no-limit"/>
      <style:text-properties fo:hyphenate="false" fo:hyphenation-remain-char-count="2" fo:hyphenation-push-char-count="2"/>
    </style:style>
    <style:style style:name="P2" style:family="paragraph" style:parent-style-name="Standard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3" style:family="paragraph" style:parent-style-name="Standard">
      <style:paragraph-properties fo:text-align="justify" style:justify-single-word="false" fo:hyphenation-ladder-count="no-limit">
        <style:tab-stops>
          <style:tab-stop style:position="0cm"/>
        </style:tab-stops>
      </style:paragraph-properties>
      <style:text-properties fo:hyphenate="false" fo:hyphenation-remain-char-count="2" fo:hyphenation-push-char-count="2"/>
    </style:style>
    <style:style style:name="P4" style:family="paragraph" style:parent-style-name="Standard" style:list-style-name="">
      <style:paragraph-properties fo:text-align="justify" style:justify-single-word="false">
        <style:tab-stops>
          <style:tab-stop style:position="2cm"/>
        </style:tab-stops>
      </style:paragraph-properties>
    </style:style>
    <style:style style:name="P5" style:family="paragraph" style:parent-style-name="Standard">
      <style:paragraph-properties fo:text-align="justify" style:justify-single-word="false" fo:hyphenation-ladder-count="no-limit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P6" style:family="paragraph" style:parent-style-name="Standard">
      <style:paragraph-properties fo:text-align="justify" style:justify-single-word="false" fo:hyphenation-ladder-count="no-limit">
        <style:tab-stops>
          <style:tab-stop style:position="0.501cm"/>
        </style:tab-stops>
      </style:paragraph-properties>
      <style:text-properties fo:hyphenate="false" fo:hyphenation-remain-char-count="2" fo:hyphenation-push-char-count="2"/>
    </style:style>
    <style:style style:name="P7" style:family="paragraph" style:parent-style-name="Standard">
      <style:paragraph-properties fo:text-align="center" style:justify-single-word="false" fo:hyphenation-ladder-count="no-limit"/>
      <style:text-properties fo:font-weight="bold" style:font-weight-asian="bold" fo:hyphenate="false" fo:hyphenation-remain-char-count="2" fo:hyphenation-push-char-count="2"/>
    </style:style>
    <style:style style:name="P8" style:family="paragraph" style:parent-style-name="Standard">
      <style:paragraph-properties fo:text-align="justify" style:justify-single-word="false" fo:hyphenation-ladder-count="no-limit">
        <style:tab-stops>
          <style:tab-stop style:position="0cm"/>
          <style:tab-stop style:position="0.501cm"/>
          <style:tab-stop style:position="2.251cm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P9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P10" style:family="paragraph" style:parent-style-name="Standard">
      <style:paragraph-properties fo:text-align="justify" style:justify-single-word="false" fo:hyphenation-ladder-count="no-limit">
        <style:tab-stops>
          <style:tab-stop style:position="2cm"/>
        </style:tab-stops>
      </style:paragraph-properties>
      <style:text-properties fo:font-size="14pt" fo:font-weight="bold" style:font-size-asian="14pt" style:font-weight-asian="bold" style:font-size-complex="14pt" fo:hyphenate="false" fo:hyphenation-remain-char-count="2" fo:hyphenation-push-char-count="2"/>
    </style:style>
    <style:style style:name="P11" style:family="paragraph" style:parent-style-name="Standard">
      <style:paragraph-properties fo:text-align="justify" style:justify-single-word="false" fo:hyphenation-ladder-count="no-limit">
        <style:tab-stops>
          <style:tab-stop style:position="0.501cm"/>
        </style:tab-stops>
      </style:paragraph-properties>
      <style:text-properties fo:font-size="11pt" fo:font-weight="bold" style:font-size-asian="11pt" style:font-weight-asian="bold" fo:hyphenate="false" fo:hyphenation-remain-char-count="2" fo:hyphenation-push-char-count="2"/>
    </style:style>
    <style:style style:name="P12" style:family="paragraph" style:parent-style-name="Standard">
      <style:paragraph-properties fo:margin-top="0.212cm" fo:margin-bottom="0cm" loext:contextual-spacing="false" fo:text-align="center" style:justify-single-word="false" fo:hyphenation-ladder-count="no-limit"/>
      <style:text-properties fo:hyphenate="false" fo:hyphenation-remain-char-count="2" fo:hyphenation-push-char-count="2"/>
    </style:style>
    <style:style style:name="P13" style:family="paragraph" style:parent-style-name="Standard">
      <style:paragraph-properties fo:margin-top="0.212cm" fo:margin-bottom="0cm" loext:contextual-spacing="false" fo:text-align="justify" style:justify-single-word="false" fo:hyphenation-ladder-count="no-limit"/>
      <style:text-properties fo:hyphenate="false" fo:hyphenation-remain-char-count="2" fo:hyphenation-push-char-count="2"/>
    </style:style>
    <style:style style:name="P14" style:family="paragraph" style:parent-style-name="Standard">
      <style:paragraph-properties fo:margin-top="0.212cm" fo:margin-bottom="0cm" loext:contextual-spacing="false" fo:text-align="justify" style:justify-single-word="false" fo:hyphenation-ladder-count="no-limit">
        <style:tab-stops>
          <style:tab-stop style:position="0cm"/>
        </style:tab-stops>
      </style:paragraph-properties>
      <style:text-properties fo:hyphenate="false" fo:hyphenation-remain-char-count="2" fo:hyphenation-push-char-count="2"/>
    </style:style>
    <style:style style:name="P15" style:family="paragraph" style:parent-style-name="Standard">
      <style:paragraph-properties fo:margin-left="7.488cm" fo:margin-right="0cm" fo:text-align="justify" style:justify-single-word="false" fo:hyphenation-ladder-count="no-limit" fo:text-indent="-7.488cm" style:auto-text-indent="false"/>
      <style:text-properties fo:hyphenate="false" fo:hyphenation-remain-char-count="2" fo:hyphenation-push-char-count="2"/>
    </style:style>
    <style:style style:name="P16" style:family="paragraph" style:parent-style-name="Standard">
      <style:paragraph-properties fo:margin-left="7.62cm" fo:margin-right="0cm" fo:text-align="justify" style:justify-single-word="false" fo:hyphenation-ladder-count="no-limit" fo:text-indent="-7.62cm" style:auto-text-indent="false"/>
      <style:text-properties fo:hyphenate="false" fo:hyphenation-remain-char-count="2" fo:hyphenation-push-char-count="2"/>
    </style:style>
    <style:style style:name="P17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18" style:family="paragraph" style:parent-style-name="Standard" style:list-style-name="WWNum23">
      <style:paragraph-properties fo:margin-left="0cm" fo:margin-right="0cm" fo:text-align="justify" style:justify-single-word="false" fo:text-indent="0.635cm" style:auto-text-indent="false"/>
    </style:style>
    <style:style style:name="P19" style:family="paragraph" style:parent-style-name="Standard" style:list-style-name="WWNum22">
      <style:paragraph-properties fo:margin-left="0cm" fo:margin-right="0cm" fo:text-align="justify" style:justify-single-word="false" fo:text-indent="0.635cm" style:auto-text-indent="false"/>
    </style:style>
    <style:style style:name="P20" style:family="paragraph" style:parent-style-name="Standard" style:list-style-name="WWNum32">
      <style:paragraph-properties fo:margin-left="0cm" fo:margin-right="0cm" fo:text-align="justify" style:justify-single-word="false" fo:orphans="2" fo:widows="2" fo:text-indent="0.635cm" style:auto-text-indent="false">
        <style:tab-stops>
          <style:tab-stop style:position="1.251cm"/>
        </style:tab-stops>
      </style:paragraph-properties>
    </style:style>
    <style:style style:name="P21" style:family="paragraph" style:parent-style-name="Standard" style:list-style-name="WWNum33">
      <style:paragraph-properties fo:margin-left="0cm" fo:margin-right="0cm" fo:text-align="justify" style:justify-single-word="false" fo:orphans="2" fo:widows="2" fo:text-indent="0.635cm" style:auto-text-indent="false">
        <style:tab-stops>
          <style:tab-stop style:position="1.251cm"/>
        </style:tab-stops>
      </style:paragraph-properties>
    </style:style>
    <style:style style:name="P22" style:family="paragraph" style:parent-style-name="Standard" style:list-style-name="WWNum34">
      <style:paragraph-properties fo:margin-left="0cm" fo:margin-right="0cm" fo:text-align="justify" style:justify-single-word="false" fo:orphans="2" fo:widows="2" fo:text-indent="0.635cm" style:auto-text-indent="false"/>
    </style:style>
    <style:style style:name="P23" style:family="paragraph" style:parent-style-name="Standard" style:list-style-name="WWNum40">
      <style:paragraph-properties fo:margin-left="0cm" fo:margin-right="0cm" fo:text-align="justify" style:justify-single-word="false" fo:orphans="2" fo:widows="2" fo:text-indent="0.635cm" style:auto-text-indent="false"/>
    </style:style>
    <style:style style:name="P24" style:family="paragraph" style:parent-style-name="Standard">
      <style:paragraph-properties fo:margin-top="0.423cm" fo:margin-bottom="0cm" loext:contextual-spacing="false" fo:hyphenation-ladder-count="no-limit"/>
      <style:text-properties fo:hyphenate="false" fo:hyphenation-remain-char-count="2" fo:hyphenation-push-char-count="2"/>
    </style:style>
    <style:style style:name="P25" style:family="paragraph" style:parent-style-name="Standard">
      <style:paragraph-properties fo:margin-left="0cm" fo:margin-right="0cm" fo:text-align="center" style:justify-single-word="false" fo:hyphenation-ladder-count="no-limit" fo:text-indent="0.081cm" style:auto-text-indent="false"/>
      <style:text-properties fo:hyphenate="false" fo:hyphenation-remain-char-count="2" fo:hyphenation-push-char-count="2"/>
    </style:style>
    <style:style style:name="P26" style:family="paragraph" style:parent-style-name="Standard">
      <style:paragraph-properties fo:margin-left="1.081cm" fo:margin-right="0cm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27" style:family="paragraph" style:parent-style-name="Standard">
      <style:paragraph-properties fo:margin-left="-0.189cm" fo:margin-right="-0.189cm" fo:text-align="center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28" style:family="paragraph" style:parent-style-name="Standard" style:list-style-name="WWNum24">
      <style:paragraph-properties fo:margin-left="0cm" fo:margin-right="0cm" fo:text-align="justify" style:justify-single-word="false" fo:text-indent="1.251cm" style:auto-text-indent="false">
        <style:tab-stops>
          <style:tab-stop style:position="2cm"/>
        </style:tab-stops>
      </style:paragraph-properties>
    </style:style>
    <style:style style:name="P29" style:family="paragraph" style:parent-style-name="Standard" style:list-style-name="">
      <style:paragraph-properties fo:margin-left="0cm" fo:margin-right="0cm" fo:orphans="2" fo:widows="2" fo:text-indent="1cm" style:auto-text-indent="false">
        <style:tab-stops>
          <style:tab-stop style:position="1.251cm"/>
        </style:tab-stops>
      </style:paragraph-properties>
    </style:style>
    <style:style style:name="P30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31" style:family="paragraph" style:parent-style-name="Standard">
      <style:paragraph-properties fo:margin-left="0cm" fo:margin-right="0cm" fo:text-align="justify" style:justify-single-word="false" fo:hyphenation-ladder-count="no-limit" fo:text-indent="1cm" style:auto-text-indent="false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P32" style:family="paragraph" style:parent-style-name="Standard" style:list-style-name="WWNum36">
      <style:paragraph-properties fo:margin-left="1.27cm" fo:margin-right="0cm" fo:text-align="justify" style:justify-single-word="false" fo:hyphenation-ladder-count="no-limit" fo:text-indent="-0.019cm" style:auto-text-indent="false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P33" style:family="paragraph" style:parent-style-name="Standard" style:master-page-name="Standard">
      <style:paragraph-properties fo:text-align="center" style:justify-single-word="false" fo:hyphenation-ladder-count="no-limit" style:page-number="auto"/>
      <style:text-properties fo:hyphenate="false" fo:hyphenation-remain-char-count="2" fo:hyphenation-push-char-count="2"/>
    </style:style>
    <style:style style:name="P34" style:family="paragraph" style:parent-style-name="Body_20_Text_20_2">
      <style:paragraph-properties fo:margin-top="0.212cm" fo:margin-bottom="0cm" loext:contextual-spacing="false" fo:line-height="100%" fo:text-align="justify" style:justify-single-word="false" fo:hyphenation-ladder-count="no-limit"/>
      <style:text-properties fo:hyphenate="false" fo:hyphenation-remain-char-count="2" fo:hyphenation-push-char-count="2"/>
    </style:style>
    <style:style style:name="P35" style:family="paragraph" style:parent-style-name="Text_20_body_20_indent" style:list-style-name="WWNum32">
      <style:paragraph-properties fo:margin-left="0cm" fo:margin-right="0cm" fo:margin-top="0cm" fo:margin-bottom="0cm" loext:contextual-spacing="false" fo:text-align="justify" style:justify-single-word="false" fo:orphans="2" fo:widows="2" fo:text-indent="0.635cm" style:auto-text-indent="false">
        <style:tab-stops>
          <style:tab-stop style:position="-2.752cm"/>
          <style:tab-stop style:position="1.251cm"/>
        </style:tab-stops>
      </style:paragraph-properties>
    </style:style>
    <style:style style:name="P36" style:family="paragraph" style:parent-style-name="kr_5f_обычный">
      <style:paragraph-properties fo:margin-left="0cm" fo:margin-right="0cm" fo:text-indent="0cm" style:auto-text-indent="false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/>
    </style:style>
    <style:style style:name="T3" style:family="text">
      <style:text-properties style:font-size-complex="14pt"/>
    </style:style>
    <style:style style:name="T4" style:family="text">
      <style:text-properties fo:color="#000000" style:font-name="Calibri"/>
    </style:style>
    <style:style style:name="T5" style:family="text">
      <style:text-properties style:rfc-language-tag="x-none" style:rfc-language-tag-asian="x-none"/>
    </style:style>
    <style:style style:name="T6" style:family="text">
      <style:text-properties style:rfc-language-tag-asian="x-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bookmark text:name="_GoBack"/>АННОТАЦИЯ</text:p>
      <text:p text:style-name="P1">РАБОЧЕЙ ПРОГРАММЫ ДИСЦИПЛИНЫ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2"><text:database-display text:table-name="" text:table-type="table" text:column-name="Дисциплина"/>ИНФОРМАЦИОННЫЕ ТЕХНОЛОГИИ</text:p>
          </table:table-cell>
        </table:table-row>
        <table:table-row table:style-name="Таблица1.1">
          <table:table-cell table:style-name="Таблица1.A2" office:value-type="string">
            <text:p text:style-name="P1"><text:span text:style-name="T1">(наименование дисциплины)</text:span><text:bookmark text:name="OLE_LINK1"/><text:bookmark text:name="OLE_LINK2"/><text:bookmark text:name="OLE_LINK3"/><text:bookmark text:name="OLE_LINK4"/></text:p>
          </table:table-cell>
        </table:table-row>
      </table:table>
      <text:p text:style-name="P15">Направление подготовки/специальность высшего образования: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">15.03.01 Машиностроение</text:p>
          </table:table-cell>
        </table:table-row>
        <table:table-row table:style-name="Таблица2.1">
          <table:table-cell table:style-name="Таблица2.A2" office:value-type="string">
            <text:p text:style-name="P1"><text:span text:style-name="T1">(код и наименование направления подготовки/специальности)</text:span><text:bookmark text:name="OLE_LINK5"/><text:bookmark text:name="OLE_LINK6"/></text:p>
          </table:table-cell>
        </table:table-row>
      </table:table>
      <text:p text:style-name="P16">Программа бакалавриата/магистратуры/специалитета:</text:p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1">Оборудование и технология сварочного производства</text:p>
          </table:table-cell>
        </table:table-row>
        <table:table-row table:style-name="Таблица3.1">
          <table:table-cell table:style-name="Таблица3.A1" office:value-type="string">
            <text:p text:style-name="P1">Машиностроительные технологии и оборудование</text:p>
          </table:table-cell>
        </table:table-row>
        <table:table-row table:style-name="Таблица3.1">
          <table:table-cell table:style-name="Таблица3.A3" office:value-type="string">
            <text:p text:style-name="P1"><text:span text:style-name="T1">(указать профиль подготовки/наименование магистерской программы/специализацию)</text:span></text:p>
          </table:table-cell>
        </table:table-row>
      </table:table>
      <text:p text:style-name="P2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2">Квалификация:</text:p>
          </table:table-cell>
          <table:table-cell table:style-name="Таблица4.B1" office:value-type="string">
            <text:p text:style-name="P2">академический бакалавр</text:p>
          </table:table-cell>
        </table:table-row>
      </table:table>
      <text:p text:style-name="P2"/>
      <text:p text:style-name="P2"><text:span text:style-name="T2">1. Цели и задачи освоения дисциплины </text:span></text:p>
      <text:p text:style-name="P17"><text:span text:style-name="T3">Целью изучения курса является ознакомление студентов с основами современных информационных технологий, тенденциями их развития, проведению анализа полученных результатов, применению современных информационных технологий в профессиональной деятельности. Информатика является базовой для всех курсов, использующих автоматизированные методы анализа и расчетов, и так или иначе использующих компьютерную технику.</text:span></text:p>
      <text:p text:style-name="P17"><text:span text:style-name="T3">Задачами изучения курса информатики являются: ознакомление студентов с основными принципами построения компьютеров, их характеристиками; получение навыков использования прикладного программного обеспечения для решения задач по обработке информации; освоение принципов алгоритмизации и объектно-ориентированного программирования; формирование навыков грамотного и рационального использования компьютерных технологий при выполнении теоретических и экспериментальных работ во время обучения и в последующей профессиональной деятельности.</text:span></text:p>
      <text:p text:style-name="P13"><text:span text:style-name="T2">2. Компетенции обучающегося, формируемые в результате освоения дисциплины </text:span></text:p>
      <text:p text:style-name="P17"><text:span text:style-name="T3">Выпускник должен обладать следующими компетенциями </text:span></text:p>
      <text:list xml:id="list8290035541153589553" text:style-name="WWNum23">
        <text:list-item>
          <text:p text:style-name="P18">умением использовать основные законы естественнонаучных дисциплин в профессиональной деятельности, применять методы математического анализа и моделирования, теоретического и экспериментального исследования (ОПК-1);</text:p>
        </text:list-item>
        <text:list-item>
          <text:p text:style-name="P18"><text:soft-page-break/>владением основными методами, способами и средствами получения, хранения, переработки информации (ОПК-3);</text:p>
        </text:list-item>
        <text:list-item>
          <text:p text:style-name="P18">способностью решать стандартные задачи профессиональной деятельности на основе информационной и библиографической культуры с применением информационно-коммуникационных технологий и с учетом основных требований информационной безопасности (ОПК-5).</text:p>
        </text:list-item>
      </text:list>
      <text:p text:style-name="P17">В результате освоения <text:span text:style-name="T3">программы</text:span> обучающийся должен:</text:p>
      <text:p text:style-name="P17"><text:span text:style-name="T2">знать</text:span> основные понятия информации и информационных технологий; основные понятия языков программирования, понятие алгоритма и его свойства, технологию составления программ.</text:p>
      <text:p text:style-name="P17"><text:span text:style-name="T2">уметь</text:span> работать в качестве пользователя персонального компьютера, использовать языки и системы программирования для решения профессиональных задач, работать с программными средствами общего назначения.</text:p>
      <text:p text:style-name="P17"><text:span text:style-name="T2">владеть</text:span> приемами самостоятельного поиска информации в соответствии с потребностями, возникающими в ходе обучения; техническими и программными средствами защиты информации при работе с компьютерными системами, включая приемы антивирусной защиты.</text:p>
      <text:p text:style-name="P24"><text:span text:style-name="T2">3. Основная структура дисциплины</text:span></text:p>
      <text:p text:style-name="P13">Таблица 1 – Структура дисциплины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 table:style-name="Таблица5.1">
          <table:table-cell table:style-name="Таблица5.A1" table:number-rows-spanned="3" office:value-type="string">
            <text:p text:style-name="P1"><text:span text:style-name="T2">Вид учебной работы</text:span></text:p>
          </table:table-cell>
          <table:table-cell table:style-name="Таблица5.B1" table:number-columns-spanned="3" office:value-type="string">
            <text:p text:style-name="P1"><text:span text:style-name="T2">Количество часов</text:span></text:p>
          </table:table-cell>
          <table:covered-table-cell/>
          <table:covered-table-cell/>
        </table:table-row>
        <table:table-row table:style-name="Таблица5.1">
          <table:covered-table-cell/>
          <table:table-cell table:style-name="Таблица5.B2" table:number-rows-spanned="2" office:value-type="string">
            <text:p text:style-name="P25"><text:span text:style-name="T2">Всего</text:span></text:p>
          </table:table-cell>
          <table:table-cell table:style-name="Таблица5.C2" office:value-type="string">
            <text:p text:style-name="P1"><text:span text:style-name="T2">Семестр</text:span></text:p>
          </table:table-cell>
          <table:table-cell table:style-name="Таблица5.C2" office:value-type="string">
            <text:p text:style-name="P1"><text:span text:style-name="T2">Семестр</text:span></text:p>
          </table:table-cell>
        </table:table-row>
        <table:table-row table:style-name="Таблица5.3">
          <table:covered-table-cell/>
          <table:covered-table-cell/>
          <table:table-cell table:style-name="Таблица5.C2" office:value-type="string">
            <text:p text:style-name="P1"><text:span text:style-name="T2">№ 1</text:span></text:p>
          </table:table-cell>
          <table:table-cell table:style-name="Таблица5.C2" office:value-type="string">
            <text:p text:style-name="P1"><text:span text:style-name="T2">№2</text:span></text:p>
          </table:table-cell>
        </table:table-row>
        <table:table-row table:style-name="Таблица5.4">
          <table:table-cell table:style-name="Таблица5.A4" office:value-type="string">
            <text:p text:style-name="P2"><text:bookmark-end text:name="_Hlk433626333"/>Общая трудоемкость дисциплины</text:p>
          </table:table-cell>
          <table:table-cell table:style-name="Таблица5.A1" office:value-type="string">
            <text:p text:style-name="P1">180</text:p>
          </table:table-cell>
          <table:table-cell table:style-name="Таблица5.C2" office:value-type="string">
            <text:p text:style-name="P1">72</text:p>
          </table:table-cell>
          <table:table-cell table:style-name="Таблица5.C2" office:value-type="string">
            <text:p text:style-name="P1">108</text:p>
          </table:table-cell>
        </table:table-row>
        <table:table-row table:style-name="Таблица5.5">
          <table:table-cell table:style-name="Таблица5.A5" office:value-type="string">
            <text:p text:style-name="P2">Аудиторные занятия, в том числе:</text:p>
          </table:table-cell>
          <table:table-cell table:style-name="Таблица5.A1" office:value-type="string">
            <text:p text:style-name="P1">70</text:p>
          </table:table-cell>
          <table:table-cell table:style-name="Таблица5.C2" office:value-type="string">
            <text:p text:style-name="P1">34</text:p>
          </table:table-cell>
          <table:table-cell table:style-name="Таблица5.C2" office:value-type="string">
            <text:p text:style-name="P1">36</text:p>
          </table:table-cell>
        </table:table-row>
        <table:table-row table:style-name="Таблица5.6">
          <table:table-cell table:style-name="Таблица5.A6" office:value-type="string">
            <text:p text:style-name="P26">лекции</text:p>
          </table:table-cell>
          <table:table-cell table:style-name="Таблица5.A1" office:value-type="string">
            <text:p text:style-name="P1">35</text:p>
          </table:table-cell>
          <table:table-cell table:style-name="Таблица5.C2" office:value-type="string">
            <text:p text:style-name="P1">17</text:p>
          </table:table-cell>
          <table:table-cell table:style-name="Таблица5.C2" office:value-type="string">
            <text:p text:style-name="P1">18</text:p>
          </table:table-cell>
        </table:table-row>
        <table:table-row table:style-name="Таблица5.7">
          <table:table-cell table:style-name="Таблица5.A7" office:value-type="string">
            <text:p text:style-name="P26">лабораторные работы</text:p>
          </table:table-cell>
          <table:table-cell table:style-name="Таблица5.A1" office:value-type="string">
            <text:p text:style-name="P1">35</text:p>
          </table:table-cell>
          <table:table-cell table:style-name="Таблица5.C2" office:value-type="string">
            <text:p text:style-name="P1">17</text:p>
          </table:table-cell>
          <table:table-cell table:style-name="Таблица5.C2" office:value-type="string">
            <text:p text:style-name="P1">18</text:p>
          </table:table-cell>
        </table:table-row>
        <table:table-row table:style-name="Таблица5.8">
          <table:table-cell table:style-name="Таблица5.A8" office:value-type="string">
            <text:p text:style-name="P26">практические занятия</text:p>
          </table:table-cell>
          <table:table-cell table:style-name="Таблица5.A1" office:value-type="string">
            <text:p text:style-name="P1">-</text:p>
          </table:table-cell>
          <table:table-cell table:style-name="Таблица5.C2" office:value-type="string">
            <text:p text:style-name="P1">-</text:p>
          </table:table-cell>
          <table:table-cell table:style-name="Таблица5.C2" office:value-type="string">
            <text:p text:style-name="P1">-</text:p>
          </table:table-cell>
        </table:table-row>
        <table:table-row table:style-name="Таблица5.9">
          <table:table-cell table:style-name="Таблица5.A9" office:value-type="string">
            <text:p text:style-name="P9">Самостоятельная работа (в том числе курсовое проектирование, курсовая работа)</text:p>
          </table:table-cell>
          <table:table-cell table:style-name="Таблица5.A1" office:value-type="string">
            <text:p text:style-name="P1">65</text:p>
          </table:table-cell>
          <table:table-cell table:style-name="Таблица5.C2" office:value-type="string">
            <text:p text:style-name="P1">38</text:p>
          </table:table-cell>
          <table:table-cell table:style-name="Таблица5.C2" office:value-type="string">
            <text:p text:style-name="P1">27<text:bookmark text:name="_Hlk433621811"/></text:p>
          </table:table-cell>
        </table:table-row>
        <table:table-row table:style-name="Таблица5.10">
          <table:table-cell table:style-name="Таблица5.A10" office:value-type="string">
            <text:p text:style-name="P9">Вид промежуточной аттестации (итогового контроля по дисциплине)</text:p>
          </table:table-cell>
          <table:table-cell table:style-name="Таблица5.A1" office:value-type="string">
            <text:p text:style-name="P27">Зачет, курсовая работа, экзамен</text:p>
          </table:table-cell>
          <table:table-cell table:style-name="Таблица5.C2" office:value-type="string">
            <text:p text:style-name="P1">зачет</text:p>
          </table:table-cell>
          <table:table-cell table:style-name="Таблица5.C2" office:value-type="string">
            <text:p text:style-name="P1">курсовая работа, экзамен (45)</text:p>
          </table:table-cell>
        </table:table-row>
      </table:table>
      <text:p text:style-name="P10"/>
      <text:p text:style-name="P3"><text:span text:style-name="T2">4. Содержание дисциплины</text:span></text:p>
      <text:p text:style-name="P3">4.1. Перечень разделов и тем дисциплины</text:p>
      <text:list xml:id="list4164165907404224448" text:style-name="WWNum22">
        <text:list-item>
          <text:p text:style-name="P19"><text:soft-page-break/>Введение в информационные технологии. Предмет изучения информатики. Понятие информации. Информационное общество. Информационные революции. Поколения вычислительных систем</text:p>
        </text:list-item>
        <text:list-item>
          <text:p text:style-name="P19">Вводные сведения о современных программных средствах. Особенности современных программных средств. Основные элементы управления в интерфейсе программных продуктов. Типовые диалоги в интерфейсе программных продуктов<text:tab/></text:p>
        </text:list-item>
        <text:list-item>
          <text:p text:style-name="P19">Текстовый процессор Microsoft WORD. Назначение. Основные понятия. Модель фрагмента текста. Параметры форматирования. Стили. Типовая последовательность создания документа. Разработка стилей и форматирование фрагментов текста. Редактирование документа. Списки, табуляция, таблицы, многоколончатая верстка. Вставка символа, рисунка, объекта. Колонтитулы. Создание оглавления и списка иллюстраций. Закладки. Гиперссылки. Печать документа</text:p>
        </text:list-item>
        <text:list-item>
          <text:p text:style-name="P19">Электронные таблицы Microsoft EXCEL. Назначение. Основные понятия<text:tab/>. Обобщенная технология работы в электронной таблице Ввод, редактирование, форматирование данных. Выполнение расчетов по формулам и построение диаграмм. Сортировка, консолидация данных, сводные таблицы, фильтрация, итоги. </text:p>
        </text:list-item>
        <text:list-item>
          <text:p text:style-name="P19">Измерение количества информации, её кодирование и хранение. </text:p>
        </text:list-item>
        <text:list-item>
          <text:p text:style-name="P19">Классификация и обзор программного обеспечения. Системное программное обеспечение. <text:s/>Инструментальные средства программирования. Прикладное программное обеспечение</text:p>
        </text:list-item>
        <text:list-item>
          <text:p text:style-name="P19">Модели и алгоритмы. Роль моделирования и алгоритмизации в решении задач и формализации знаний. Информационные ресурсы. </text:p>
        </text:list-item>
        <text:list-item>
          <text:p text:style-name="P19">Системы управления базами данных. СУБД ACCESS. Основные понятия. Нормализация отношений (таблиц) и обеспечение целостности данных в реляционной базе данных. Последовательность действий при создании и использовании базы данных. </text:p>
        </text:list-item>
        <text:list-item>
          <text:p text:style-name="P19">Технические средства информационных технологий. Компьютерные сети<text:tab/></text:p>
        </text:list-item>
        <text:list-item>
          <text:p text:style-name="P19">Введение в программирование. Создание приложений на языке Visual Basic for Applications</text:p>
        </text:list-item>
        <text:list-item>
          <text:p text:style-name="P19">Основы и методы защиты информации</text:p>
        </text:list-item>
      </text:list>
      <text:p text:style-name="P14">4.2. Перечень лабораторных работ</text:p>
      <text:list xml:id="list1069293093781273240" text:style-name="WWNum24">
        <text:list-item>
          <text:h text:style-name="P28" text:outline-level="1">Word_1. Создание документа, использование стилей, форматирование символов и абзацев</text:h>
        </text:list-item>
        <text:list-item>
          <text:h text:style-name="P28" text:outline-level="1">Word_2. Работа с таблицами, диаграммами, формулами в текстовом документы. Многоколенчатая верстка</text:h>
        </text:list-item>
        <text:list-item>
          <text:h text:style-name="P28" text:outline-level="1">Word_3. Создание списков. Создание автоматического оглавления. Сохранение документа</text:h>
        </text:list-item>
        <text:list-item>
          <text:h text:style-name="P28" text:outline-level="1">Excel_1. Составление таблицы, расчеты по простым формулам, автозаполнение, построение диаграммы. Знакомство с возможностями подбора параметра </text:h>
        </text:list-item>
        <text:list-item>
          <text:h text:style-name="P28" text:outline-level="1">Excel_2. Расчет значений функции, построение диаграммы в виде поверхности </text:h>
        </text:list-item>
        <text:list-item>
          <text:h text:style-name="P28" text:outline-level="1">Excel_3. Организация расчетов в табличном процессоре MS Excel. Абсолютная и относительная адресация. Связанные таблицы и промежуточные итоги </text:h>
        </text:list-item>
        <text:list-item>
          <text:h text:style-name="P28" text:outline-level="1">Excel_4. Вычисление значения функций. Нахождение корней уравнения с использованием команды Подбор параметра. </text:h>
        </text:list-item>
        <text:list-item>
          <text:h text:style-name="P28" text:outline-level="1">Excel_5. Построение графика функции с условиями</text:h>
        </text:list-item>
        <text:list-item>
          <text:h text:style-name="P28" text:outline-level="1">Excel_6. Сортировка и фильтрация данных</text:h>
        </text:list-item>
        <text:list-item>
          <text:h text:style-name="P28" text:outline-level="1"><text:soft-page-break/>Access_1. Разработка базы данных «Расходы семьи». Создание базы данных, таблицы, схема данных. Создание форм. Запросы по выбору. Отчеты</text:h>
        </text:list-item>
        <text:list-item>
          <text:h text:style-name="P28" text:outline-level="1">Access_2. Разработка базы данных с использованием внешних данных. Создание БД «Продажа оборудования»</text:h>
        </text:list-item>
        <text:list-item>
          <text:h text:style-name="P28" text:outline-level="1">VBA_1. Работа с макросами, редактирование макросов</text:h>
        </text:list-item>
        <text:list-item>
          <text:h text:style-name="P28" text:outline-level="1">VBA_2. Линейные алгоритмы. Работа с формами</text:h>
        </text:list-item>
        <text:list-item>
          <text:h text:style-name="P28" text:outline-level="1">VBA_3. Вычисление значений функций, разветвления</text:h>
        </text:list-item>
        <text:list-item>
          <text:h text:style-name="P28" text:outline-level="1">VBA_4. Переменные, процедуры, циклы, массивы</text:h>
        </text:list-item>
        <text:list-item>
          <text:h text:style-name="P28" text:outline-level="1">VBA_5. Сортировка чисел в выбранном столбце</text:h>
        </text:list-item>
      </text:list>
      <text:h text:style-name="P4" text:outline-level="1">4.3. Перечень практических (семинарских) занятий</text:h>
      <text:h text:style-name="P29" text:outline-level="1">Не предусмотрены.</text:h>
      <text:p text:style-name="P14">4.4. Перечень заданий по самостоятельной работе студентов (включая курсовой проект, курсовую работу)</text:p>
      <text:list xml:id="list2528851917235080437" text:style-name="WWNum36">
        <text:list-item>
          <text:p text:style-name="P32"><text:span text:style-name="T3">Написание реферата на предложенную тему</text:span></text:p>
        </text:list-item>
        <text:list-item>
          <text:p text:style-name="P32"><text:span text:style-name="T3">Подготовка к лабораторным работам</text:span></text:p>
        </text:list-item>
        <text:list-item>
          <text:p text:style-name="P32"><text:span text:style-name="T3">Написание отчетов по лабораторным работам</text:span></text:p>
        </text:list-item>
        <text:list-item>
          <text:p text:style-name="P32"><text:span text:style-name="T3">Подготовка к курсовой работе, выполнение и оформление курсовой работы</text:span></text:p>
        </text:list-item>
        <text:list-item>
          <text:p text:style-name="P32"><text:span text:style-name="T3">Подготовка к зачету</text:span></text:p>
        </text:list-item>
        <text:list-item>
          <text:p text:style-name="P32"><text:span text:style-name="T3">Подготовка к экзамену</text:span></text:p>
        </text:list-item>
      </text:list>
      <text:p text:style-name="P6"><text:span text:style-name="T2">5. Образовательные технологии, применяемые для реализации программы</text:span></text:p>
      <text:p text:style-name="P31"><text:span text:style-name="T3">В учебном процессе используются активные и интерактивные формы проведения занятий: разбор конкретных ситуаций, метод работы в малых группах, проектный метод (не менее 8 часов в семестр).</text:span></text:p>
      <text:p text:style-name="P11"/>
      <text:p text:style-name="P6"><text:span text:style-name="T2">6. Оценочные средства и технологии</text:span></text:p>
      <text:p text:style-name="P30"><text:span text:style-name="T3">Контроль качества подготовленности по дисциплине осуществляется с использованием рейтинговой системы оценки знаний.</text:span></text:p>
      <text:p text:style-name="P8"><text:soft-page-break/></text:p>
      <text:p text:style-name="P5"><text:span text:style-name="T2">7. Рекомендуемое информационное обеспечение дисциплины</text:span></text:p>
      <text:p text:style-name="P36"><text:bookmark-start text:name="_Toc432060228"/>7.1. Основная литература<text:bookmark-end text:name="_Toc432060228"/></text:p>
      <text:list xml:id="list2866290756886887426" text:style-name="WWNum32">
        <text:list-item>
          <text:p text:style-name="P20">Ломтадзе В.В., Шишкина Л.П. Практическая информатика: Учебное пособие. - Иркутск: Изд-во Иркутского госуд. технич. ун-та, 2012. – 212 с. </text:p>
        </text:list-item>
        <text:list-item>
          <text:p text:style-name="P20"><text:span text:style-name="T5">Лабораторный практикум по информатике : для студентов очной формы обучения. Ч. 2</text:span><text:span text:style-name="T6">.</text:span><text:span text:style-name="T5"> Visual Basic for Applications / Л. П. Шишкина , Т. П. Бояринцева , Сержант Т. Н. – Иркутск: </text:span>Изд<text:span text:style-name="T5">-во ИрГТУ, 2012. – ДСК-2411.</text:span></text:p>
        </text:list-item>
        <text:list-item>
          <text:p text:style-name="P35">Симонович С.В. и др. Информатика. Базовый курс. - СПб.: Питер. – 2010. – 639c.</text:p>
        </text:list-item>
      </text:list>
      <text:p text:style-name="P34">7.2. Дополнительная литература</text:p>
      <text:list xml:id="list2455458161662903897" text:style-name="WWNum33">
        <text:list-item>
          <text:p text:style-name="P21">Ломтадзе В.В., Бояринцева Т.П., Воропаева Е.Ф., Корякин Б.Н., Шишкина Л.П.. Лабораторные, контрольные и самостоятельные работы по информатике. – Иркутск: Изд-во Иркутского госуд. техн. ун-та, 2010. – 108 с.</text:p>
        </text:list-item>
        <text:list-item>
          <text:p text:style-name="P21">Белоусова С.Н., Бессонова И.А. Основные принципы и концепции программирования на языке VBA в Excel. –- М.: Интернет-Университет Информационных Технологий; БИНОМ. Лаборатория знаний, 2010.</text:p>
        </text:list-item>
        <text:list-item>
          <text:p text:style-name="P21">Романов Ю.Д. Информатика и информационные технологии. – М.: ЭкСМо, 2011.</text:p>
        </text:list-item>
        <text:list-item>
          <text:p text:style-name="P21">Пегова Е.П. Информатика. Практикум: Система управления базами данных MS Access. – М.: Дрофа, 2009.</text:p>
        </text:list-item>
      </text:list>
      <text:p text:style-name="P13">7.3. Электронные образовательные ресурсы</text:p>
      <text:list xml:id="list577915010354906311" text:style-name="WWNum34">
        <text:list-item>
          <text:p text:style-name="P22">Практическая информатика : учеб. пособие для студентов и специалистов / В. В. Ломтадзе, Л. П. Шишкина; Иркут. гос. техн. ун-т . – Иркутск: Изд-во ИрГТУ, 2010 [2011]. – ДСК-2123.</text:p>
        </text:list-item>
        <text:list-item>
          <text:p text:style-name="P22">Лабораторный практикум по информатике : для студентов очной формы обучения. Ч. 2 Visual Basic for Applications / Л. П. Шишкина , Т. П. Бояринцева , Сержант Т. Н<text:span text:style-name="T5">. – Иркутск: Изд-во ИрГТУ, 2012. – ДСК-2411.</text:span></text:p>
        </text:list-item>
        <text:list-item>
          <text:p text:style-name="P22">Орлова И.В., Попова Е.С., Шишкина Л.П. Информатика: метод. указания по выполнению курсовых работ [студентами машиностроительных специальностей].ДСК-1869. Электронный вариант. База труды сотрудников ИрГТУ.</text:p>
        </text:list-item>
      </text:list>
      <text:p text:style-name="P13">7.4. Ресурсы сети Интернет</text:p>
      <text:list xml:id="list4881263469614258915" text:style-name="WWNum40">
        <text:list-item>
          <text:p text:style-name="P23">Информатика и информационные технологии в образовании. http://www.rusedu. info/.</text:p>
        </text:list-item>
        <text:list-item>
          <text:p text:style-name="P23">Виртуальный компьютерный музей. http://www.computer-museum.ru/.</text:p>
        </text:list-item>
        <text:list-item>
          <text:p text:style-name="P23">Теоретический минимум по информатике. http://teormin.ifmo.ru/.</text:p>
        </text:list-item>
        <text:list-item>
          <text:p text:style-name="P23">Интернет-университет информационных технологий. http://www.intuit.ru/.</text:p>
        </text:list-item>
        <text:list-item>
          <text:p text:style-name="P23">Энциклопедия персонального компьютера. <text:a xlink:type="simple" xlink:href="http://mega.km.ru/pc/" text:style-name="Internet_20_link" text:visited-style-name="Visited_20_Internet_20_Link">http://mega.km.ru/pc/</text:a>.</text:p>
        </text:list-item>
        <text:list-item>
          <text:p text:style-name="P23"><text:soft-page-break/>Единый портал Интернет-тестирования в сфере образования» <text:a xlink:type="simple" xlink:href="http://www.i-exam.ru/" text:style-name="Internet_20_link" text:visited-style-name="Visited_20_Internet_20_Link">http://www.i-exam.ru/</text:a>.</text:p>
        </text:list-item>
        <text:list-item>
          <text:p text:style-name="P23">Иркутский национальный исследовательский технический университет (ИРНИТУ). www://istu.edu/.</text:p>
        </text:list-item>
        <text:list-item>
          <text:p text:style-name="P23">Поисковые сайты (Google, Bing, Yahoo!, AskJeeves, Яндекс, Mail.ru, Рамблер)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1.058cm" fo:margin-bottom="0.212cm" loext:contextual-spacing="false" fo:text-align="center" style:justify-single-word="false" fo:orphans="2" fo:widows="2"/>
      <style:text-properties fo:font-size="14pt" fo:font-weight="bold" style:font-size-asian="14pt" style:language-asian="en" style:country-asian="US" style:font-weight-asian="bold" style:font-size-complex="14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fo:font-size="10pt" style:font-size-asian="10pt" style:font-size-complex="10pt"/>
    </style:style>
    <style:style style:name="Body_20_Text_20_Indent_20_3" style:display-name="Body Text Indent 3" style:family="paragraph" style:parent-style-name="Standard" style:default-outline-level="">
      <style:paragraph-properties fo:margin-left="6.502cm" fo:margin-right="0cm" fo:text-align="justify" style:justify-single-word="false" fo:orphans="2" fo:widows="2" fo:text-indent="-6.502cm" style:auto-text-indent="false"/>
      <style:text-properties style:font-name="Arial" fo:font-family="Arial" style:font-family-generic="roman" style:font-pitch="variable" fo:font-size="14pt" fo:font-weight="bold" style:font-size-asian="14pt" style:language-asian="en" style:country-asian="US" style:font-weight-asian="bold" style:font-size-complex="10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fo:font-size="12pt" style:font-size-asian="12pt" style:font-size-complex="12pt"/>
    </style:style>
    <style:style style:name="ConsPlusNormal" style:family="paragraph" style:default-outline-level="">
      <style:paragraph-properties fo:text-align="start" style:justify-single-word="false" fo:orphans="0" fo:widows="0" style:writing-mode="lr-tb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kr_5f_обычный" style:display-name="kr_обычный" style:family="paragraph" style:parent-style-name="Standard" style:default-outline-level="">
      <style:paragraph-properties fo:margin-left="0cm" fo:margin-right="0cm" fo:margin-top="0cm" fo:margin-bottom="0cm" loext:contextual-spacing="true" fo:text-align="justify" style:justify-single-word="false" fo:orphans="2" fo:widows="2" fo:text-indent="1.27cm" style:auto-text-indent="false"/>
      <style:text-properties style:language-asian="en" style:country-asian="US" style:language-complex="en" style:country-complex="US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Default_20_Paragraph_20_Font" style:display-name="Default Paragraph Font" style:family="text"/>
    <style:style style:name="Основной_20_текст_20_с_20_отступом_20_3_20_Знак" style:display-name="Основной текст с отступом 3 Знак" style:family="text">
      <style:text-properties style:font-name="Arial" fo:font-family="Arial" style:font-family-generic="roman" style:font-pitch="variable" fo:font-size="14pt" fo:language="ru" fo:country="RU" fo:font-weight="bold" style:font-size-asian="14pt" style:language-asian="en" style:country-asian="US" style:font-weight-asian="bold" style:language-complex="ar" style:country-complex="SA"/>
    </style:style>
    <style:style style:name="Абзац_20_списка_20_Знак" style:display-name="Абзац списка Знак" style:family="text">
      <style:text-properties fo:language="ru" fo:country="RU" style:language-asian="ru" style:country-asian="RU" style:language-complex="ar" style:country-complex="SA"/>
    </style:style>
    <style:style style:name="Основной_20_текст_20_Знак" style:display-name="Основной текст Знак" style:family="text">
      <style:text-properties fo:font-size="12pt" style:font-size-asian="12pt" style:font-size-complex="12pt"/>
    </style:style>
    <style:style style:name="Основной_20_текст_20_2_20_Знак" style:display-name="Основной текст 2 Знак" style:family="text">
      <style:text-properties fo:font-size="12pt" style:font-size-asian="12pt" style:font-size-complex="12pt"/>
    </style:style>
    <style:style style:name="Текст_20_выноски_20_Знак" style:display-name="Текст выноски Знак" style:family="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Основной_20_текст_20_с_20_отступом_20_Знак" style:display-name="Основной текст с отступом Знак" style:family="text">
      <style:text-properties fo:font-size="12pt" style:font-size-asian="12pt" style:font-size-complex="12pt"/>
    </style:style>
    <style:style style:name="Заголовок_20_2_20_Знак" style:display-name="Заголовок 2 Знак" style:family="text">
      <style:text-properties fo:font-size="14pt" fo:font-weight="bold" style:font-size-asian="14pt" style:language-asian="en" style:country-asian="US" style:font-weight-asian="bold" style:font-size-complex="14pt"/>
    </style:style>
    <style:style style:name="Internet_20_link" style:display-name="Internet link" style:family="text">
      <style:text-properties fo:color="#004284" style:font-name="Verdana" fo:font-family="Verdana" style:font-family-generic="roman" style:font-pitch="variable" fo:font-size="8.5pt" style:text-underline-style="solid" style:text-underline-width="auto" style:text-underline-color="font-color" style:font-size-asian="8.5pt" style:font-size-complex="8.5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fo:font-weight="normal" style:font-weight-asian="normal"/>
    </style:style>
    <style:style style:name="ListLabel_20_23" style:display-name="ListLabel 23" style:family="text">
      <style:text-properties fo:font-weight="normal" style:font-weight-asian="normal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fo:font-size="14pt" fo:font-weight="normal" style:font-size-asian="14pt" style:font-weight-asian="normal"/>
    </style:style>
    <style:style style:name="ListLabel_20_68" style:display-name="ListLabel 68" style:family="text">
      <style:text-properties fo:font-size="14pt" fo:font-weight="bold" style:font-size-asian="14pt" style:font-weight-asian="bold"/>
    </style:style>
    <style:style style:name="ListLabel_20_69" style:display-name="ListLabel 69" style:family="text">
      <style:text-properties fo:font-weight="bold" style:font-weight-asian="bold"/>
    </style:style>
    <style:style style:name="ListLabel_20_70" style:display-name="ListLabel 70" style:family="text">
      <style:text-properties fo:font-weight="bold" style:font-weight-asian="bold"/>
    </style:style>
    <style:style style:name="ListLabel_20_71" style:display-name="ListLabel 71" style:family="text">
      <style:text-properties fo:font-weight="bold" style:font-weight-asian="bold"/>
    </style:style>
    <style:style style:name="ListLabel_20_72" style:display-name="ListLabel 72" style:family="text">
      <style:text-properties fo:font-style="normal" style:font-style-asian="normal"/>
    </style:style>
    <style:style style:name="ListLabel_20_73" style:display-name="ListLabel 73" style:family="text">
      <style:text-properties fo:font-weight="bold" style:font-weight-asian="bold"/>
    </style:style>
    <style:style style:name="ListLabel_20_74" style:display-name="ListLabel 74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ListLabel_20_75" style:display-name="ListLabel 75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ListLabel_20_76" style:display-name="ListLabel 76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ListLabel_20_77" style:display-name="ListLabel 77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ListLabel_20_78" style:display-name="ListLabel 78" style:family="text">
      <style:text-properties fo:font-size="12pt" fo:font-style="normal" fo:font-weight="normal" style:font-size-asian="12pt" style:font-style-asian="normal" style:font-weight-asian="normal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14cm" fo:margin-left="1.3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14cm" fo:margin-left="1.3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23" style:num-suffix="." style:num-format="1">
        <style:list-level-properties text:list-level-position-and-space-mode="label-alignment">
          <style:list-level-label-alignment text:label-followed-by="listtab" fo:text-indent="-0.714cm" fo:margin-left="1.3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1.8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15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42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5.69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6.9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8.2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9.50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0.7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2.0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7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1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5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12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9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5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8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49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5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4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55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7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58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0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6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3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64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6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67" style:num-suffix="." style:num-format="1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text:style-name="ListLabel_20_68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69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90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0" style:num-suffix="." style:num-format="1" text:start-value="5" text:display-levels="2">
        <style:list-level-properties text:list-level-position-and-space-mode="label-alignment">
          <style:list-level-label-alignment text:label-followed-by="listtab" fo:text-indent="-0.762cm" fo:margin-left="2.89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1" style:num-suffix="." style:num-format="1" text:start-value="5" text:display-levels="2">
        <style:list-level-properties text:list-level-position-and-space-mode="label-alignment">
          <style:list-level-label-alignment text:label-followed-by="listtab" fo:text-indent="-0.762cm" fo:margin-left="2.89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7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73" style:num-suffix="." style:num-format="1" text:start-value="5" text:display-levels="2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7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7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7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7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7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АННОТАЦИЯ</dc:title>
    <meta:initial-creator>User</meta:initial-creator>
    <dc:creator>e</dc:creator>
    <meta:editing-cycles>2</meta:editing-cycles>
    <meta:print-date>2016-01-15T11:52:00</meta:print-date>
    <meta:creation-date>2016-09-13T09:35:00</meta:creation-date>
    <dc:date>2016-09-13T09:35:00</dc:date>
    <meta:editing-duration>P0D</meta:editing-duration>
    <meta:generator>LibreOffice/5.1.5.2$Linux_X86_64 LibreOffice_project/10m0$Build-2</meta:generator>
    <meta:document-statistic meta:table-count="5" meta:image-count="0" meta:object-count="0" meta:page-count="6" meta:paragraph-count="128" meta:word-count="1158" meta:character-count="9742" meta:non-whitespace-character-count="8737"/>
    <meta:user-defined meta:name="AppVersion">14.0000</meta:user-defined>
    <meta:user-defined meta:name="Company">Reanimator Extreme Edi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